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¿Qué son las metodologías de desarrollo en el contexto de la informática?</text:p>
      <text:p text:style-name="Standard"><text:tab/>Son enfoques sistemáticos que guían la planificación, diseño, desarrollo, prueba y mantenimiento del software.</text:p>
      <text:p text:style-name="Standard"/>
      <text:p text:style-name="Standard">2. Menciona una característica común de las metodologías de desarrollo.</text:p>
      <text:p text:style-name="Standard"><text:tab/>Tener fases o etapas definidas para organizar y controlar el desarrollo.</text:p>
      <text:p text:style-name="Standard"/>
      <text:p text:style-name="Standard">3. ¿Cuál es el enfoque principal del modelo en cascada?</text:p>
      <text:p text:style-name="Standard"><text:tab/>Seguir un flujo secuencial de fases: análisis → diseño → implementación → pruebas → mantenimiento.</text:p>
      <text:p text:style-name="Standard"/>
      <text:p text:style-name="Standard">4. ¿Qué es el modelo de desarrollo en espiral y en qué se diferencia del modelo en cascada?</text:p>
      <text:p text:style-name="Standard"><text:tab/>Es un modelo iterativo que combina desarrollo y evaluación de riesgos en ciclos; a diferencia del cascada, permite revisiones frecuentes.</text:p>
      <text:p text:style-name="Standard"/>
      <text:p text:style-name="Standard">5. ¿Qué es una metodología ágil en el desarrollo de software?</text:p>
      <text:p text:style-name="Standard"><text:tab/>Es un enfoque flexible e iterativo que promueve entregas rápidas, colaboración continua y adaptación a cambios en los requisitos.</text:p>
      <text:p text:style-name="Standard"/>
      <text:p text:style-name="Standard">6. Menciona una ventaja clave de las metodologías ágiles en comparación con las tradicionales.</text:p>
      <text:p text:style-name="Standard"><text:tab/>Mayor capacidad de adaptarse a cambios y entregar valor al cliente de manera continua.</text:p>
      <text:p text:style-name="Standard"/>
      <text:p text:style-name="Standard">7. ¿Cuál es el objetivo principal de la Programación Extrema (XP)?</text:p>
      <text:p text:style-name="Standard"><text:tab/>Mejorar la calidad del software mediante prácticas como programación en parejas, pruebas frecuentes y retroalimentación constante.</text:p>
      <text:p text:style-name="Standard"/>
      <text:p text:style-name="Standard">8. ¿Cuál es un principio fundamental de XP relacionado con la comunicación en el equipo de desarrollo?</text:p>
      <text:p text:style-name="Standard"><text:tab/>Comunicación constante y cercana entre los miembros del equipo y con el cliente.</text:p>
      <text:p text:style-name="Standard"/>
      <text:p text:style-name="Standard">9. ¿Qué es Scrum en el contexto de las metodologías ágiles?</text:p>
      <text:p text:style-name="Standard"><text:tab/>Es un marco ágil que organiza el trabajo en ciclos cortos llamados sprints y define roles y reuniones específicas.</text:p>
      <text:p text:style-name="Standard"/>
      <text:p text:style-name="Standard">10. ¿Qué son los "sprints" en Scrum y cuál es su propósito?</text:p>
      <text:p text:style-name="Standard"><text:tab/>Periodos de tiempo cortos (normalmente 1-4 semanas) en los que se desarrolla un incremento del producto; su propósito es entregar valor funcional de forma iterativa.</text:p>
      <text:p text:style-name="Standard"/>
      <text:p text:style-name="Standard">11. ¿Cuál es el rol principal del "Product Owner" en Scrum?</text:p>
      <text:p text:style-name="Standard"><text:tab/>Representar al cliente, definir prioridades y mantener el Product Backlog actualizado.</text:p>
      <text:p text:style-name="Standard"/>
      <text:p text:style-name="Standard">12. ¿Qué se discute durante la reunión de Sprint Planning en Scrum?</text:p>
      <text:p text:style-name="Standard"><text:tab/>Planificar qué tareas se desarrollarán durante el próximo sprint y cómo se abordarán.</text:p>
      <text:p text:style-name="Standard"/>
      <text:p text:style-name="Standard">13. ¿Qué es una "Daily Scrum" y cuál es su objetivo?</text:p>
      <text:p text:style-name="Standard"><text:tab/>Reunión diaria breve para sincronizar al equipo, identificar impedimentos y planificar el trabajo del día.</text:p>
      <text:p text:style-name="Standard"/>
      <text:p text:style-name="Standard">14. ¿Cuál es el propósito de la reunión de Sprint Review en Scrum?</text:p>
      <text:p text:style-name="Standard"><text:soft-page-break/><text:tab/>Revisar el incremento desarrollado, recibir retroalimentación del cliente y ajustar prioridades si es necesario.</text:p>
      <text:p text:style-name="Standard"/>
      <text:p text:style-name="Standard">15. ¿Qué es el "Scrum Master" y cuál es su función en un equipo Scrum?</text:p>
      <text:p text:style-name="Standard"><text:tab/>Facilita el proceso Scrum, elimina obstáculos, protege al equipo y asegura que se sigan las prácticas ágiles.</text:p>
      <text:p text:style-name="Standard"/>
      <text:p text:style-name="Standard">16. ¿Cuál es una diferencia clave entre el desarrollo tradicional y las metodologías ágiles en términos de planificación?</text:p>
      <text:p text:style-name="Standard"><text:tab/>Tradicional: planificación detallada al inicio. Ágil: planificación flexible y adaptativa durante todo el proyecto.</text:p>
      <text:p text:style-name="Standard"/>
      <text:p text:style-name="Standard">17. ¿Cómo manejan las metodologías ágiles los cambios en los requisitos del proyecto en comparación con el desarrollo tradicional?</text:p>
      <text:p text:style-name="Standard"><text:tab/>Ágil: se aceptan cambios durante todo el proyecto. Tradicional: cambios tardíos son costosos y complicados.</text:p>
      <text:p text:style-name="Standard"/>
      <text:p text:style-name="Standard">18. Menciona una ventaja del desarrollo tradicional en comparación con las metodologías ágiles.</text:p>
      <text:p text:style-name="Standard"><text:tab/>Mayor previsibilidad en tiempo, costos y alcance.</text:p>
      <text:p text:style-name="Standard"/>
      <text:p text:style-name="Standard">19. ¿En qué tipo de proyectos es más adecuado utilizar metodologías ágiles como Scrum en lugar de enfoques tradicionales?</text:p>
      <text:p text:style-name="Standard"><text:tab/>Proyectos con alta incertidumbre, requisitos cambiantes o necesidad de entregas frecuentes.</text:p>
      <text:p text:style-name="Standard"/>
      <text:p text:style-name="Standard">20. ¿Cuál es el papel de la retroalimentación del cliente en las metodologías ágiles y cómo se compara con el desarrollo tradicional?</text:p>
      <text:p text:style-name="Standard"><text:tab/>La retroalimentación constante del cliente guía el desarrollo; en tradicional, se obtiene principalmente al final del proyecto.</text:p>
      <text:p text:style-name="Standard"/>
      <text:p text:style-name="Standard">21. ¿En que consiste la metodología Lean Software Development (LSD)? menciona sus características</text:p>
      <text:p text:style-name="Standard">principales</text:p>
      <text:p text:style-name="Standard"><text:tab/>Lean Software Development (LSD): optimiza flujo de trabajo, elimina desperdicios, fomenta aprendizaje continuo, decide lo más tarde posible y entrega rápido.</text:p>
      <text:p text:style-name="Standard"/>
      <text:p text:style-name="Standard">22. ¿En que casos es util la metodología Feature Driven Development (FDD)? que ventajas represennta</text:p>
      <text:p text:style-name="Standard"><text:tab/>Feature Driven Development (FDD): útil en proyectos grandes y complejos; ventajas: enfoque en funcionalidades, progreso medible, roles claros.</text:p>
      <text:p text:style-name="Standard"/>
      <text:p text:style-name="Standard">23. Explica las ventajas y desventajas de la metodología Dynamic Systems Development Method.<text:span text:style-name="T1"/></text:p>
      <text:p text:style-name="Standard">DSDM: ventajas – enfoque iterativo, involucramiento del usuario, entrega rápida; desventajas – requiere compromiso del usuario constante, puede ser costoso si se cambia mucho el alcance.</text:p>
      <text:p text:style-name="Standard"/>
      <text:p text:style-name="Standard">24. ¿Cual es el objetivo principal de la metodología Adaptive Software Development (ASD)?</text:p>
      <text:p text:style-name="Standard">Adaptive Software Development (ASD): objetivo principal – adaptarse continuamente a los cambios y enfocarse en resultados de alto valor mediante ciclos iterativos y colaboración cercan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8:48:42.755730820</meta:creation-date>
    <meta:print-date>2025-09-17T19:00:14.969422504</meta:print-date>
    <meta:printed-by>Archivos PDF</meta:printed-by>
    <dc:date>2025-09-17T19:00:26.891694441</dc:date>
    <meta:editing-duration>PT11S</meta:editing-duration>
    <meta:editing-cycles>1</meta:editing-cycles>
    <meta:document-statistic meta:table-count="0" meta:image-count="0" meta:object-count="0" meta:page-count="2" meta:paragraph-count="49" meta:word-count="722" meta:character-count="4837" meta:non-whitespace-character-count="4139"/>
    <meta:generator>LibreOffice/25.2.5.2$Linux_X86_64 LibreOffice_project/520$Build-2</meta:generator>
  </office:meta>
</office:document-meta>
</file>